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Veloc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LinearV</text:p>
          </table:table-cell>
          <table:table-cell office:value-type="string" calcext:value-type="string">
            <text:p>AngularV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7638000000" calcext:value-type="float">
            <text:p>1957638000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8367000000" calcext:value-type="float">
            <text:p>1978367000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8950000000" calcext:value-type="float">
            <text:p>197895000000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2996000000" calcext:value-type="float">
            <text:p>1992996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5715000000" calcext:value-type="float">
            <text:p>1995715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4210000000" calcext:value-type="float">
            <text:p>2004210000000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225000000" calcext:value-type="float">
            <text:p>200822500000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739000000" calcext:value-type="float">
            <text:p>2012739000000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6422000000" calcext:value-type="float">
            <text:p>2036422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7124000000" calcext:value-type="float">
            <text:p>2037124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37324000000" calcext:value-type="float">
            <text:p>2037324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45779000000" calcext:value-type="float">
            <text:p>2045779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47584000000" calcext:value-type="float">
            <text:p>2047584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47785000000" calcext:value-type="float">
            <text:p>2047785000000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0059000000" calcext:value-type="float">
            <text:p>2050059000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3396000000" calcext:value-type="float">
            <text:p>2053396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57209000000" calcext:value-type="float">
            <text:p>2057209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0744000000" calcext:value-type="float">
            <text:p>2060744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66036000000" calcext:value-type="float">
            <text:p>2066036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66738000000" calcext:value-type="float">
            <text:p>2066738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67741000000" calcext:value-type="float">
            <text:p>2067741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76971000000" calcext:value-type="float">
            <text:p>2076971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8793000000" calcext:value-type="float">
            <text:p>2078793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79999000000" calcext:value-type="float">
            <text:p>2079999000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2555000000" calcext:value-type="float">
            <text:p>2082555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7192000000" calcext:value-type="float">
            <text:p>2087192000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9907000000" calcext:value-type="float">
            <text:p>208990700000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91012000000" calcext:value-type="float">
            <text:p>20910120000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96007000000" calcext:value-type="float">
            <text:p>2096007000000</text:p>
          </table:table-cell>
          <table:table-cell office:value-type="float" office:value="0.12" calcext:value-type="float">
            <text:p>0.1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2099667000000" calcext:value-type="float">
            <text:p>2099667000000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2103376000000" calcext:value-type="float">
            <text:p>2103376000000</text:p>
          </table:table-cell>
          <table:table-cell office:value-type="float" office:value="0.12" calcext:value-type="float">
            <text:p>0.12</text:p>
          </table:table-cell>
          <table:table-cell table:style-name="ce1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7117000000" calcext:value-type="float">
            <text:p>2117117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17819000000" calcext:value-type="float">
            <text:p>2117819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18256000000" calcext:value-type="float">
            <text:p>211825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20861000000" calcext:value-type="float">
            <text:p>2120861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21162000000" calcext:value-type="float">
            <text:p>2121162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26576000000" calcext:value-type="float">
            <text:p>212657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8991000000" calcext:value-type="float">
            <text:p>2138991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40494000000" calcext:value-type="float">
            <text:p>2140494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8611000000" calcext:value-type="float">
            <text:p>2148611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54121000000" calcext:value-type="float">
            <text:p>2154121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56226000000" calcext:value-type="float">
            <text:p>215622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6526000000" calcext:value-type="float">
            <text:p>215652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56727000000" calcext:value-type="float">
            <text:p>2156727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58530000000" calcext:value-type="float">
            <text:p>2158530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62837000000" calcext:value-type="float">
            <text:p>2162837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63940000000" calcext:value-type="float">
            <text:p>2163940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70700000000" calcext:value-type="float">
            <text:p>2170700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80146000000" calcext:value-type="float">
            <text:p>218014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85850000000" calcext:value-type="float">
            <text:p>2185850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7606000000" calcext:value-type="float">
            <text:p>2187606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88508000000" calcext:value-type="float">
            <text:p>2188508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99952000000" calcext:value-type="float">
            <text:p>2199952000000</text:p>
          </table:table-cell>
          <table:table-cell office:value-type="float" office:value="0.14" calcext:value-type="float">
            <text:p>0.1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25620000000" calcext:value-type="float">
            <text:p>22256200000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31179000000" calcext:value-type="float">
            <text:p>2231179000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33687000000" calcext:value-type="float">
            <text:p>2233687000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39496000000" calcext:value-type="float">
            <text:p>2239496000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40098000000" calcext:value-type="float">
            <text:p>2240098000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41200000000" calcext:value-type="float">
            <text:p>22412000000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47840000000" calcext:value-type="float">
            <text:p>2247840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47940000000" calcext:value-type="float">
            <text:p>2247940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50856000000" calcext:value-type="float">
            <text:p>2250856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63807000000" calcext:value-type="float">
            <text:p>2263807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64910000000" calcext:value-type="float">
            <text:p>2264910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69345000000" calcext:value-type="float">
            <text:p>2269345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80183000000" calcext:value-type="float">
            <text:p>2280183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88024000000" calcext:value-type="float">
            <text:p>2288024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91415000000" calcext:value-type="float">
            <text:p>2291415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92116000000" calcext:value-type="float">
            <text:p>2292116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97728000000" calcext:value-type="float">
            <text:p>229772800000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11045000000" calcext:value-type="float">
            <text:p>2311045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13552000000" calcext:value-type="float">
            <text:p>2313552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2315488000000" calcext:value-type="float">
            <text:p>2315488000000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25257000000" calcext:value-type="float">
            <text:p>2325257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9363000000" calcext:value-type="float">
            <text:p>2339363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40465000000" calcext:value-type="float">
            <text:p>2340465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42968000000" calcext:value-type="float">
            <text:p>2342968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4266000000" calcext:value-type="float">
            <text:p>2344266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45269000000" calcext:value-type="float">
            <text:p>2345269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47652000000" calcext:value-type="float">
            <text:p>2347652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50660000000" calcext:value-type="float">
            <text:p>2350660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56098000000" calcext:value-type="float">
            <text:p>2356098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58838000000" calcext:value-type="float">
            <text:p>2358838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62341000000" calcext:value-type="float">
            <text:p>2362341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64502000000" calcext:value-type="float">
            <text:p>2364502000000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68961000000" calcext:value-type="float">
            <text:p>236896100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70565000000" calcext:value-type="float">
            <text:p>23705650000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0T13:54:28.871922544</dc:date>
    <meta:editing-duration>PT50S</meta:editing-duration>
    <meta:editing-cycles>1</meta:editing-cycles>
    <meta:document-statistic meta:table-count="1" meta:cell-count="355" meta:object-count="0"/>
    <meta:generator>LibreOffice/5.1.6.2$Linux_X86_64 LibreOffice_project/10m0$Build-2</meta:generator>
  </office:meta>
</office:document-meta>
</file>